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hVariableMethodArgumentResolverTests.resolve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thVariableMethodArgumentResolverTests.handle( @ PathVariable ( "name" ) String param1 , String param2 , @ PathVariable ( name = "name" , required = false ) String param3 , @ PathVariable ( "name" ) Optional &lt; String &gt; param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thVariableMethodArgumentResolverTests.supports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VariableMethodArgumentResolverTests.handleMissi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VariableMethodArgumentResolverTests.nullIfNot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VariableMethodArgumentResolverTests.resolveArgumentWithExistingPathV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athVariableMethodArgumentResolverTests.set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thVariableMethodArgumentResolverTests.wrapEmptyWithOp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hVariableMethodArgumentResolverTests.resolveArgumentWrappedAsOp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athVariableMethodArgumentResolverTests.resolveArgumentNot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